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5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MODULE 3 : (HTML 5)</text:span></text:p>
      <text:p text:style-name="P2"><text:span text:style-name="T2"/></text:p>
      <text:p text:style-name="P2"><text:span text:style-name="T2">Q-1 What are the new tags added in HTML 5<text:s text:c="2"/>?</text:span></text:p>
      <text:p text:style-name="P2"><text:span text:style-name="T2"><text:tab/></text:span></text:p>
      <text:p text:style-name="P2"><text:span text:style-name="T3"><text:tab/></text:span><text:span text:style-name="T4">structural tags :</text:span><text:span text:style-name="T5"/></text:p>
      <text:list text:style-name="L3">
        <text:list-item>
          <text:p text:style-name="P3"><text:span text:style-name="T6">&lt;article&gt;<text:tab/>It defines the independent or self-contained content of a <text:tab/><text:tab/><text:tab/><text:tab/>webpage.</text:span></text:p>
        </text:list-item>
        <text:list-item>
          <text:p text:style-name="P3"><text:span text:style-name="T6">&lt;aside&gt;<text:tab/>It defines the content which provide information about the main <text:tab/><text:tab/><text:tab/>content.</text:span></text:p>
        </text:list-item>
        <text:list-item>
          <text:p text:style-name="P3"><text:span text:style-name="T6">&lt;bdi&gt;<text:tab/><text:tab/>It is used to isolate the part of text which might be formatted in <text:tab/><text:tab/><text:tab/>another direction.</text:span></text:p>
        </text:list-item>
        <text:list-item>
          <text:p text:style-name="P3"><text:span text:style-name="T6">&lt;details&gt;<text:tab/>It defines additional information which only visible as per user <text:tab/><text:tab/><text:tab/>demand.</text:span></text:p>
        </text:list-item>
        <text:list-item>
          <text:p text:style-name="P3"><text:span text:style-name="T6">&lt;dialog&gt;<text:tab/>It represents a dialog box or other interactive components.</text:span></text:p>
        </text:list-item>
        <text:list-item>
          <text:p text:style-name="P3"><text:span text:style-name="T6">&lt;figcaption&gt;<text:tab/>It defines caption for the &lt;figure&gt; element.</text:span></text:p>
        </text:list-item>
        <text:list-item>
          <text:p text:style-name="P3"><text:span text:style-name="T6">&lt;figure&gt;<text:tab/>It defines a self-contained content, and referenced as a single <text:tab/><text:tab/><text:tab/>unit.</text:span></text:p>
        </text:list-item>
        <text:list-item>
          <text:p text:style-name="P3"><text:span text:style-name="T6">&lt;footer&gt;<text:tab/>It represents the footer section of the webpage.</text:span></text:p>
        </text:list-item>
        <text:list-item>
          <text:p text:style-name="P3"><text:span text:style-name="T6">&lt;header&gt;<text:tab/>It defines the introductory or navigational content of the <text:tab/><text:tab/><text:tab/><text:tab/>webpage.</text:span></text:p>
        </text:list-item>
        <text:list-item>
          <text:p text:style-name="P3"><text:span text:style-name="T6">&lt;main&gt;<text:tab/>It specifies the main content of the HTML document.</text:span></text:p>
        </text:list-item>
        <text:list-item>
          <text:p text:style-name="P3"><text:span text:style-name="T6">&lt;mark&gt;<text:tab/>It represent the text which is highlighted or marked for reference <text:tab/><text:tab/><text:tab/>or notation purposes.</text:span></text:p>
        </text:list-item>
        <text:list-item>
          <text:p text:style-name="P3"><text:span text:style-name="T6">&lt;meter&gt;<text:tab/>It represents a scalar value within a known range.</text:span></text:p>
        </text:list-item>
        <text:list-item>
          <text:p text:style-name="P3"><text:span text:style-name="T6">&lt;nav&gt;<text:tab/><text:tab/>It represents the section which contains navigation links.</text:span></text:p>
        </text:list-item>
        <text:list-item>
          <text:p text:style-name="P3"><text:span text:style-name="T6">&lt;progress&gt;<text:tab/>It defines a progress bar which shows completions progress of a <text:tab/><text:tab/><text:tab/>task.</text:span></text:p>
        </text:list-item>
        <text:list-item>
          <text:p text:style-name="P3"><text:span text:style-name="T6">&lt;rp&gt;<text:tab/><text:tab/>It defines alternative content for the browser which do not <text:tab/><text:tab/><text:tab/>support ruby annotations.</text:span></text:p>
        </text:list-item>
        <text:list-item>
          <text:p text:style-name="P3"><text:span text:style-name="T6">&lt;rt&gt;<text:tab/><text:tab/>It defines explanations and pronunciations of characters in ruby <text:tab/><text:tab/><text:tab/>annotations.</text:span></text:p>
        </text:list-item>
        <text:list-item>
          <text:p text:style-name="P3"><text:span text:style-name="T6">&lt;ruby&gt;<text:tab/><text:tab/>It defines ruby annotations (Specifically for Asian language).</text:span></text:p>
        </text:list-item>
        <text:list-item>
          <text:p text:style-name="P3"><text:span text:style-name="T6">&lt;section&gt;<text:tab/>It defines a generic section within an HTML document.</text:span></text:p>
        </text:list-item>
        <text:list-item>
          <text:p text:style-name="P3"><text:span text:style-name="T6">&lt;summary&gt;<text:tab/>It defines summary or caption for a &lt;details&gt; element which can <text:tab/><text:tab/><text:tab/>be clicked to change the state of &lt;details&gt; element.</text:span></text:p>
        </text:list-item>
        <text:list-item>
          <text:p text:style-name="P3"><text:span text:style-name="T6">&lt;time&gt;<text:tab/><text:tab/>It defines data/time within an HTML document.</text:span></text:p>
        </text:list-item>
        <text:list-item>
          <text:p text:style-name="P3"><text:span text:style-name="T6">&lt;wbr&gt;<text:tab/><text:tab/>It specifies a line break opportunity. (Where line break possible)</text:span></text:p>
        </text:list-item>
      </text:list>
      <text:p text:style-name="P4"><text:span text:style-name="T6"/></text:p>
      <text:p text:style-name="P4"><text:span text:style-name="T6"><text:tab/></text:span><text:span text:style-name="T7">HTML5 Form Tags :</text:span><text:span text:style-name="T8"/></text:p>
      <text:list text:style-name="L5">
        <text:list-item>
          <text:p text:style-name="P5"><text:span text:style-name="T8">&lt;datalist&gt;<text:tab/>It represent predefined list for input &lt;option&gt; element.</text:span></text:p>
        </text:list-item>
        <text:list-item>
          <text:p text:style-name="P5"><text:span text:style-name="T8">&lt;output&gt;<text:tab/>It is used a container element to represent the output of a <text:tab/><text:tab/><text:tab/><text:tab/>calculation or outcome of user action.</text:span></text:p>
        </text:list-item>
      </text:list>
      <text:p text:style-name="P6"><text:span text:style-name="T8"><text:tab/></text:span></text:p>
      <text:p text:style-name="P6"><text:span text:style-name="T8"><text:tab/></text:span><text:span text:style-name="T9">Graphics Tags :</text:span><text:span text:style-name="T10"/></text:p>
      <text:list text:style-name="L7">
        <text:list-item>
          <text:p text:style-name="P7"><text:span text:style-name="T10">&lt;canvas&gt;<text:tab/>It allows drawing graphics and animations via scripting.</text:span></text:p>
        </text:list-item>
        <text:list-item>
          <text:p text:style-name="P7"><text:span text:style-name="T10">&lt;svg&gt;<text:tab/><text:tab/>It is used to draw scalable vector graphics.</text:span></text:p>
        </text:list-item>
      </text:list>
      <text:p text:style-name="P8"><text:span text:style-name="T10"><text:tab/></text:span></text:p>
      <text:p text:style-name="P8"><text:span text:style-name="T10"><text:tab/></text:span><text:span text:style-name="T11">HTML5 Media Tags :</text:span><text:span text:style-name="T12"/></text:p>
      <text:list text:style-name="L9">
        <text:list-item>
          <text:p text:style-name="P9"><text:span text:style-name="T12">&lt;audio&gt;<text:tab/>It defines sound content.</text:span></text:p>
        </text:list-item>
        <text:list-item>
          <text:p text:style-name="P9"><text:span text:style-name="T12">&lt;embed&gt;<text:tab/>It defines a container for external files/application/media.</text:span></text:p>
        </text:list-item>
        <text:list-item>
          <text:p text:style-name="P9"><text:span text:style-name="T12">&lt;source&gt;<text:tab/>It defines multiple media resources for the media elements.</text:span></text:p>
        </text:list-item>
        <text:list-item>
          <text:p text:style-name="P9"><text:span text:style-name="T12">&lt;track&gt;<text:tab/>It defines text tracks for &lt;audio&gt; and &lt;video&gt; files</text:span></text:p>
        </text:list-item>
        <text:list-item>
          <text:p text:style-name="P9"><text:span text:style-name="T12">&lt;video&gt;<text:tab/>It defines video content within HTML document.</text:span></text:p>
        </text:list-item>
      </text:list>
      <text:p text:style-name="P10"><text:span text:style-name="T12"/></text:p>
      <text:p text:style-name="P10"><text:span text:style-name="T12"/></text:p>
      <text:p text:style-name="P10"><text:span text:style-name="T13">Q-2 How to embed audio and video in a webpage ?</text:span></text:p>
      <text:list text:style-name="L11">
        <text:list-item>
          <text:p text:style-name="P11"><text:span text:style-name="T14">The &lt;audio&gt; element is used to embed audio files to a web page.</text:span></text:p>
        </text:list-item>
      </text:list>
      <text:p text:style-name="P12"><text:span text:style-name="T14"><text:tab/></text:span><text:span text:style-name="T15">Ex.</text:span></text:p>
      <text:p text:style-name="P12"><text:span text:style-name="T16"><text:tab/><text:tab/> &lt;div&gt;</text:span></text:p>
      <text:p text:style-name="P12"><text:span text:style-name="T16"><text:s text:c="11"/><text:tab/><text:tab/> &lt;h1&gt;this is audio for html&lt;h1&gt;</text:span></text:p>
      <text:p text:style-name="P12"><text:span text:style-name="T16"><text:s text:c="11"/><text:tab/><text:tab/> &lt;p&gt;</text:span></text:p>
      <text:p text:style-name="P12"><text:span text:style-name="T16"><text:tab/><text:tab/><text:tab/>&lt;audio src="file_example_OOG_1MG.ogg" controls&gt;&lt;/audio&gt;<text:tab/><text:tab/><text:tab/>&lt;/p&gt;</text:span></text:p>
      <text:p text:style-name="P12"><text:span text:style-name="T16"><text:s text:c="6"/><text:tab/><text:s text:c="2"/><text:tab/>&lt;/div&gt;</text:span></text:p>
      <text:list text:style-name="L13">
        <text:list-item>
          <text:p text:style-name="P13"><text:span text:style-name="T16">The &lt;video&gt; element is used to embed video files to a web page.</text:span></text:p>
        </text:list-item>
      </text:list>
      <text:p text:style-name="P14"><text:span text:style-name="T16"><text:tab/></text:span><text:span text:style-name="T17">Ex.</text:span></text:p>
      <text:p text:style-name="P14"><text:span text:style-name="T17"><text:tab/></text:span><text:span text:style-name="T18"><text:tab/>&lt;div&gt;</text:span></text:p>
      <text:p text:style-name="P14"><text:span text:style-name="T18"><text:s text:c="10"/><text:tab/> <text:tab/>&lt;h1&gt;this is video tag HTML5&lt;/h2&gt;</text:span></text:p>
      <text:p text:style-name="P14"><text:span text:style-name="T18"><text:s text:c="11"/><text:tab/><text:tab/>&lt;p&gt;</text:span></text:p>
      <text:p text:style-name="P14"><text:span text:style-name="T18"><text:tab/><text:tab/><text:tab/>&lt;video src="big_buck_bunny_720p_1mb.mp4" controls <text:tab/><text:tab/><text:tab/><text:tab/><text:tab/><text:tab/>width="500px" height="500px" loop&gt;&lt;/video&gt;</text:span></text:p>
      <text:p text:style-name="P14"><text:span text:style-name="T18"><text:tab/><text:tab/>&lt;/p&gt;</text:span></text:p>
      <text:p text:style-name="P14"><text:span text:style-name="T18"><text:s text:c="7"/><text:tab/><text:tab/>&lt;/div&gt;</text:span></text:p>
      <text:p text:style-name="P14"><text:span text:style-name="T18"/></text:p>
      <text:p text:style-name="P14"><text:span text:style-name="T19">Q-3 Sementic element in HTML 5 ?</text:span></text:p>
      <text:p text:style-name="P14"><text:span text:style-name="T20"/></text:p>
      <text:list text:style-name="L15">
        <text:list-item>
          <text:p text:style-name="P15"><text:span text:style-name="T20">&lt;article&gt;<text:tab/>It defines the independent or self-contained content of a <text:tab/><text:tab/><text:tab/><text:tab/>webpage.</text:span></text:p>
        </text:list-item>
        <text:list-item>
          <text:p text:style-name="P15"><text:span text:style-name="T20">&lt;aside&gt;<text:tab/>It defines the content which provide information about the main <text:tab/><text:tab/><text:tab/>content.</text:span></text:p>
        </text:list-item>
        <text:list-item>
          <text:p text:style-name="P15"><text:span text:style-name="T20">&lt;bdi&gt;<text:tab/><text:tab/>It is used to isolate the part of text which might be formatted in <text:tab/><text:tab/><text:tab/>another direction.</text:span></text:p>
        </text:list-item>
        <text:list-item>
          <text:p text:style-name="P15"><text:span text:style-name="T20">&lt;details&gt;<text:tab/>It defines additional information which only visible as per user <text:tab/><text:tab/><text:tab/>demand.</text:span></text:p>
        </text:list-item>
        <text:list-item>
          <text:p text:style-name="P15"><text:span text:style-name="T20">&lt;dialog&gt;<text:tab/>It represents a dialog box or other interactive components.</text:span></text:p>
        </text:list-item>
        <text:list-item>
          <text:p text:style-name="P15"><text:span text:style-name="T20">&lt;figcaption&gt;<text:tab/>It defines caption for the &lt;figure&gt; element.</text:span></text:p>
        </text:list-item>
        <text:list-item>
          <text:p text:style-name="P15"><text:span text:style-name="T20">&lt;figure&gt;<text:tab/>It defines a self-contained content, and referenced as a single <text:tab/><text:tab/><text:tab/>unit.</text:span></text:p>
        </text:list-item>
        <text:list-item>
          <text:p text:style-name="P15"><text:span text:style-name="T20">&lt;footer&gt;<text:tab/>It represents the footer section of the webpage.</text:span></text:p>
        </text:list-item>
        <text:list-item>
          <text:p text:style-name="P15"><text:span text:style-name="T20">&lt;header&gt;<text:tab/>It defines the introductory or navigational content of the <text:tab/><text:tab/><text:tab/><text:tab/>webpage.</text:span></text:p>
        </text:list-item>
        <text:list-item>
          <text:p text:style-name="P15"><text:span text:style-name="T20">&lt;main&gt;<text:tab/>It specifies the main content of the HTML document.</text:span></text:p>
        </text:list-item>
        <text:list-item>
          <text:p text:style-name="P15"><text:span text:style-name="T20">&lt;mark&gt;<text:tab/>It represent the text which is highlighted or marked for reference <text:tab/><text:tab/><text:tab/>or notation purposes.</text:span></text:p>
        </text:list-item>
        <text:list-item>
          <text:p text:style-name="P15"><text:span text:style-name="T20">&lt;meter&gt;<text:tab/>It represents a scalar value within a known range.</text:span></text:p>
        </text:list-item>
        <text:list-item>
          <text:p text:style-name="P15"><text:span text:style-name="T20">&lt;nav&gt;<text:tab/><text:tab/>It represents the section which contains navigation links.</text:span></text:p>
        </text:list-item>
        <text:list-item>
          <text:p text:style-name="P15"><text:span text:style-name="T20">&lt;progress&gt;<text:tab/>It defines a progress bar which shows completions progress of a <text:tab/><text:tab/><text:tab/>task.</text:span></text:p>
        </text:list-item>
        <text:list-item>
          <text:p text:style-name="P15"><text:span text:style-name="T20">&lt;rp&gt;<text:tab/><text:tab/>It defines alternative content for the browser which do not <text:tab/><text:tab/><text:tab/>support ruby annotations.</text:span></text:p>
        </text:list-item>
        <text:list-item>
          <text:p text:style-name="P15"><text:span text:style-name="T20">&lt;rt&gt;<text:tab/><text:tab/>It defines explanations and pronunciations of characters in ruby <text:tab/><text:tab/><text:tab/>annotations.</text:span></text:p>
        </text:list-item>
        <text:list-item>
          <text:p text:style-name="P15"><text:span text:style-name="T20">&lt;ruby&gt;<text:tab/><text:tab/>It defines ruby annotations (Specifically for Asian language).</text:span></text:p>
        </text:list-item>
        <text:list-item>
          <text:p text:style-name="P15"><text:span text:style-name="T20">&lt;section&gt;<text:tab/>It defines a generic section within an HTML document.</text:span></text:p>
        </text:list-item>
        <text:list-item>
          <text:p text:style-name="P15"><text:span text:style-name="T20">&lt;summary&gt;<text:tab/>It defines summary or caption for a &lt;details&gt; element which can <text:tab/><text:tab/><text:tab/>be clicked to change the state of &lt;details&gt; element.</text:span></text:p>
        </text:list-item>
        <text:list-item>
          <text:p text:style-name="P15"><text:span text:style-name="T20">&lt;time&gt;<text:tab/><text:tab/>It defines data/time within an HTML document.</text:span></text:p>
        </text:list-item>
        <text:list-item>
          <text:p text:style-name="P15"><text:span text:style-name="T20">&lt;wbr&gt;<text:tab/><text:tab/>It specifies a line break opportunity. (Where line break possible)</text:span></text:p>
        </text:list-item>
      </text:list>
      <text:p text:style-name="P16"><text:span text:style-name="T20"/></text:p>
      <text:p text:style-name="P16"><text:span text:style-name="T21">Q-4 Canvas and SVG tags.</text:span></text:p>
      <text:p text:style-name="P16"><text:span text:style-name="T21"/></text:p>
      <text:p text:style-name="P16"><text:span text:style-name="T21"><text:tab/></text:span><text:span text:style-name="T22">Canvas tag :</text:span></text:p>
      <text:p text:style-name="P16"><text:span text:style-name="T23"/></text:p>
      <text:list text:style-name="L17">
        <text:list-item>
          <text:p text:style-name="P17"><text:span text:style-name="T24">The &lt;canvas&gt; tag is used to draw graphics, on the fly, via scripting (usually JavaScript). </text:span></text:p>
        </text:list-item>
        <text:list-item>
          <text:p text:style-name="P17"><text:span text:style-name="T24">The &lt;canvas&gt; tag is transparent, and is only a container for graphics, you must use a script to actually draw the graphics.</text:span></text:p>
        </text:list-item>
        <text:list-item>
          <text:p text:style-name="P17"><text:span text:style-name="T24">Canvas has several methods for drawing paths, boxes, circles, text, and adding images.</text:span></text:p>
        </text:list-item>
        <text:list-item>
          <text:p text:style-name="P17"><text:span text:style-name="T24">A canvas is a rectangular area on an HTML page. By default, a canvas has no border and no content.</text:span></text:p>
        </text:list-item>
      </text:list>
      <text:p text:style-name="P18"><text:span text:style-name="T24"><text:tab/></text:span><text:span text:style-name="T25">Ex.</text:span></text:p>
      <text:p text:style-name="P18"><text:span text:style-name="T25"><text:tab/><text:tab/></text:span><text:span text:style-name="T26">&lt;canvas id="Cnvs" width="200" height="100"&gt;&lt;/canvas&gt;</text:span></text:p>
      <text:p text:style-name="P18"><text:span text:style-name="T26"/></text:p>
      <text:p text:style-name="P18"><text:span text:style-name="T26"><text:tab/></text:span><text:span text:style-name="T27">Svg tag :</text:span></text:p>
      <text:p text:style-name="P18"><text:span text:style-name="T28"/></text:p>
      <text:list text:style-name="L19">
        <text:list-item>
          <text:p text:style-name="P19"><text:span text:style-name="T28">SVG stands for Scalable Vector Graphics.</text:span></text:p>
        </text:list-item>
        <text:list-item>
          <text:p text:style-name="P19"><text:span text:style-name="T28">SVG is used to define graphics for the Web.</text:span></text:p>
        </text:list-item>
        <text:list-item>
          <text:p text:style-name="P19"><text:span text:style-name="T28">The HTML &lt;svg&gt; element is a container for SVG graphics.</text:span></text:p>
        </text:list-item>
        <text:list-item>
          <text:p text:style-name="P19"><text:span text:style-name="T28">SVG has several methods for drawing paths, boxes, circles, text, and graphic images.</text:span></text:p>
        </text:list-item>
      </text:list>
      <text:p text:style-name="P20"><text:span text:style-name="T28"><text:tab/></text:span><text:span text:style-name="T29">Ex.</text:span></text:p>
      <text:p text:style-name="P20"><text:span text:style-name="T29"><text:tab/></text:span><text:span text:style-name="T30">SVG rectangle :</text:span></text:p>
      <text:p text:style-name="P20"><text:span text:style-name="T30"><text:tab/><text:tab/>&lt;svg width="400" height="110"&gt;</text:span></text:p>
      <text:p text:style-name="P20"><text:span text:style-name="T30"><text:s/><text:tab/><text:tab/><text:tab/> &lt;rect width="300" height="100" /&gt;</text:span></text:p>
      <text:p text:style-name="P20"><text:span text:style-name="T30"><text:tab/><text:tab/>&lt;/svg&gt;</text:span></text:p>
      <text:p text:style-name="P20"><text:span text:style-name="T30"/></text:p>
      <text:p text:style-name="P21"><text:span text:style-name="T31"/></text:p>
      <text:p text:style-name="P22"><text:span text:style-name="T31"/></text:p>
      <text:p text:style-name="P23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